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646" officeooo:paragraph-rsid="000fd646"/>
    </style:style>
    <style:style style:name="P2" style:family="paragraph" style:parent-style-name="Standard">
      <style:text-properties officeooo:rsid="000fd646" officeooo:paragraph-rsid="0010d5ec"/>
    </style:style>
    <style:style style:name="P3" style:family="paragraph" style:parent-style-name="Standard">
      <style:text-properties officeooo:rsid="000fd646" officeooo:paragraph-rsid="0012a4a2"/>
    </style:style>
    <style:style style:name="P4" style:family="paragraph" style:parent-style-name="Standard">
      <style:text-properties officeooo:rsid="00203b2c" officeooo:paragraph-rsid="0022b33a"/>
    </style:style>
    <style:style style:name="P5" style:family="paragraph" style:parent-style-name="Standard">
      <style:text-properties officeooo:rsid="0024f947" officeooo:paragraph-rsid="0024f947"/>
    </style:style>
    <style:style style:name="T1" style:family="text">
      <style:text-properties officeooo:rsid="0010d31e"/>
    </style:style>
    <style:style style:name="T2" style:family="text">
      <style:text-properties fo:language="en" fo:country="US" officeooo:rsid="0010d5ec"/>
    </style:style>
    <style:style style:name="T3" style:family="text">
      <style:text-properties fo:language="en" fo:country="US" officeooo:rsid="0012a4a2"/>
    </style:style>
    <style:style style:name="T4" style:family="text">
      <style:text-properties fo:language="en" fo:country="US" officeooo:rsid="002101d2"/>
    </style:style>
    <style:style style:name="T5" style:family="text">
      <style:text-properties fo:language="en" fo:country="US" officeooo:rsid="0022b33a"/>
    </style:style>
    <style:style style:name="T6" style:family="text">
      <style:text-properties officeooo:rsid="001204c0"/>
    </style:style>
    <style:style style:name="T7" style:family="text">
      <style:text-properties officeooo:rsid="0012a4a2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8975"/>
    </style:style>
    <style:style style:name="T10" style:family="text">
      <style:text-properties fo:language="ru" fo:country="RU" officeooo:rsid="0022b33a"/>
    </style:style>
    <style:style style:name="T11" style:family="text">
      <style:text-properties fo:language="ru" fo:country="RU" officeooo:rsid="001df8d5"/>
    </style:style>
    <style:style style:name="T12" style:family="text">
      <style:text-properties officeooo:rsid="001d2f9d"/>
    </style:style>
    <style:style style:name="T13" style:family="text">
      <style:text-properties officeooo:rsid="001df8d5"/>
    </style:style>
    <style:style style:name="T14" style:family="text">
      <style:text-properties officeooo:rsid="001f73e2"/>
    </style:style>
    <style:style style:name="T15" style:family="text">
      <style:text-properties officeooo:rsid="00210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вызывающем компоненте</text:p>
      <text:p text:style-name="P1"/>
      <text:p text:style-name="P2">- <text:span text:style-name="T1">в шаблоне добавить &lt;app-</text:span><text:span text:style-name="T2">component-name</text:span><text:span text:style-name="T1">&gt;&lt;/app-</text:span><text:span text:style-name="T2">component-name</text:span><text:span text:style-name="T1">&gt;</text:span></text:p>
      <text:p text:style-name="P2"/>
      <text:p text:style-name="P3">- <text:span text:style-name="T6">в классе компонента </text:span><text:span text:style-name="T7">создать </text:span><text:span text:style-name="T9">лмбо по типу либо по имени</text:span></text:p>
      <text:p text:style-name="P3"><text:span text:style-name="T7">@ViewChild(</text:span><text:span text:style-name="T3">Some</text:span><text:span text:style-name="T7">Component, {static: false}) </text:span><text:span text:style-name="T3">some</text:span><text:span text:style-name="T7">Component!: </text:span><text:span text:style-name="T3">Some</text:span><text:span text:style-name="T7">Component</text:span></text:p>
      <text:p text:style-name="P3"/>
      <text:p text:style-name="P3">- <text:span text:style-name="T12">в ngAfterViewInit </text:span><text:span text:style-name="T13">подписаться на finished: EventEmitter</text:span></text:p>
      <text:p text:style-name="P3"/>
      <text:p text:style-name="P4">В дочернем компоненте <text:span text:style-name="T15">реализовать метод </text:span><text:span text:style-name="T4">openDialog </text:span><text:span text:style-name="T10">а так же </text:span><text:span text:style-name="T11">finished: EventEmitter</text:span></text:p>
      <text:p text:style-name="P4"><text:span text:style-name="T11"/></text:p>
      <text:p text:style-name="P5"><text:span text:style-name="T11">К</text:span><text:span text:style-name="T8">омпонент закрывает себя сам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8:04:20.342000000</meta:creation-date>
    <meta:generator>LibreOffice/7.5.4.2$Windows_X86_64 LibreOffice_project/36ccfdc35048b057fd9854c757a8b67ec53977b6</meta:generator>
    <dc:date>2023-10-07T22:03:04.897000000</dc:date>
    <meta:editing-duration>P1DT3H58M36S</meta:editing-duration>
    <meta:editing-cycles>17</meta:editing-cycles>
    <meta:document-statistic meta:table-count="0" meta:image-count="0" meta:object-count="0" meta:page-count="1" meta:paragraph-count="7" meta:word-count="46" meta:character-count="380" meta:non-whitespace-character-count="341"/>
  </office:meta>
</office:document-meta>
</file>